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ssNum:</text:p>
          </table:table-cell>
          <table:table-cell office:value-type="float" office:value="238408162" calcext:value-type="float">
            <text:p>238408162</text:p>
          </table:table-cell>
          <table:table-cell table:formula="of:=[.B2]" office:value-type="float" office:value="450923242" calcext:value-type="float">
            <text:p>450923242</text:p>
          </table:table-cell>
          <table:table-cell/>
          <table:table-cell office:value-type="string" calcext:value-type="string">
            <text:p>passing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50923242" calcext:value-type="float">
            <text:p>450923242</text:p>
          </table:table-cell>
          <table:table-cell table:formula="of:=[.B3]" office:value-type="float" office:value="255129634" calcext:value-type="float">
            <text:p>255129634</text:p>
          </table:table-cell>
          <table:table-cell office:value-type="float" office:value="1" calcext:value-type="float">
            <text:p>1</text:p>
          </table:table-cell>
          <table:table-cell office:value-type="float" office:value="508917" calcext:value-type="float">
            <text:p>508917</text:p>
          </table:table-cell>
          <table:table-cell office:value-type="float" office:value="499009839" calcext:value-type="float">
            <text:p>49900983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55129634" calcext:value-type="float">
            <text:p>255129634</text:p>
          </table:table-cell>
          <table:table-cell table:formula="of:=[.B4]" office:value-type="float" office:value="436926362" calcext:value-type="float">
            <text:p>436926362</text:p>
          </table:table-cell>
          <table:table-cell office:value-type="float" office:value="2" calcext:value-type="float">
            <text:p>2</text:p>
          </table:table-cell>
          <table:table-cell office:value-type="float" office:value="2489750" calcext:value-type="float">
            <text:p>2489750</text:p>
          </table:table-cell>
          <table:table-cell office:value-type="float" office:value="497575941" calcext:value-type="float">
            <text:p>497575941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36926362" calcext:value-type="float">
            <text:p>436926362</text:p>
          </table:table-cell>
          <table:table-cell table:formula="of:=[.B5]" office:value-type="float" office:value="275039506" calcext:value-type="float">
            <text:p>275039506</text:p>
          </table:table-cell>
          <table:table-cell office:value-type="float" office:value="3" calcext:value-type="float">
            <text:p>3</text:p>
          </table:table-cell>
          <table:table-cell office:value-type="float" office:value="7522698" calcext:value-type="float">
            <text:p>7522698</text:p>
          </table:table-cell>
          <table:table-cell office:value-type="float" office:value="495290769" calcext:value-type="float">
            <text:p>495290769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75039506" calcext:value-type="float">
            <text:p>275039506</text:p>
          </table:table-cell>
          <table:table-cell table:formula="of:=[.B6]" office:value-type="float" office:value="420609607" calcext:value-type="float">
            <text:p>420609607</text:p>
          </table:table-cell>
          <table:table-cell office:value-type="float" office:value="4" calcext:value-type="float">
            <text:p>4</text:p>
          </table:table-cell>
          <table:table-cell office:value-type="float" office:value="19114983" calcext:value-type="float">
            <text:p>19114983</text:p>
          </table:table-cell>
          <table:table-cell office:value-type="float" office:value="492264882" calcext:value-type="float">
            <text:p>492264882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20609607" calcext:value-type="float">
            <text:p>420609607</text:p>
          </table:table-cell>
          <table:table-cell table:formula="of:=[.B7]" office:value-type="float" office:value="508917" calcext:value-type="float">
            <text:p>508917</text:p>
          </table:table-cell>
          <table:table-cell office:value-type="float" office:value="5" calcext:value-type="float">
            <text:p>5</text:p>
          </table:table-cell>
          <table:table-cell office:value-type="float" office:value="42081579" calcext:value-type="float">
            <text:p>42081579</text:p>
          </table:table-cell>
          <table:table-cell office:value-type="float" office:value="488585956" calcext:value-type="float">
            <text:p>488585956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508917" calcext:value-type="float">
            <text:p>508917</text:p>
          </table:table-cell>
          <table:table-cell table:formula="of:=[.B8]" office:value-type="float" office:value="499009839" calcext:value-type="float">
            <text:p>499009839</text:p>
          </table:table-cell>
          <table:table-cell office:value-type="float" office:value="6" calcext:value-type="float">
            <text:p>6</text:p>
          </table:table-cell>
          <table:table-cell office:value-type="float" office:value="87882386" calcext:value-type="float">
            <text:p>87882386</text:p>
          </table:table-cell>
          <table:table-cell office:value-type="float" office:value="484142229" calcext:value-type="float">
            <text:p>484142229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9009839" calcext:value-type="float">
            <text:p>499009839</text:p>
          </table:table-cell>
          <table:table-cell table:formula="of:=[.B9]" office:value-type="float" office:value="297823911" calcext:value-type="float">
            <text:p>297823911</text:p>
          </table:table-cell>
          <table:table-cell office:value-type="float" office:value="7" calcext:value-type="float">
            <text:p>7</text:p>
          </table:table-cell>
          <table:table-cell office:value-type="float" office:value="133466477" calcext:value-type="float">
            <text:p>133466477</text:p>
          </table:table-cell>
          <table:table-cell office:value-type="float" office:value="478604886" calcext:value-type="float">
            <text:p>478604886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97823911" calcext:value-type="float">
            <text:p>297823911</text:p>
          </table:table-cell>
          <table:table-cell table:formula="of:=[.B10]" office:value-type="float" office:value="402516014" calcext:value-type="float">
            <text:p>402516014</text:p>
          </table:table-cell>
          <table:table-cell office:value-type="float" office:value="8" calcext:value-type="float">
            <text:p>8</text:p>
          </table:table-cell>
          <table:table-cell office:value-type="float" office:value="183759453" calcext:value-type="float">
            <text:p>183759453</text:p>
          </table:table-cell>
          <table:table-cell office:value-type="float" office:value="471515923" calcext:value-type="float">
            <text:p>471515923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02516014" calcext:value-type="float">
            <text:p>402516014</text:p>
          </table:table-cell>
          <table:table-cell table:formula="of:=[.B11]" office:value-type="float" office:value="317896907" calcext:value-type="float">
            <text:p>317896907</text:p>
          </table:table-cell>
          <table:table-cell office:value-type="float" office:value="9" calcext:value-type="float">
            <text:p>9</text:p>
          </table:table-cell>
          <table:table-cell office:value-type="float" office:value="217738106" calcext:value-type="float">
            <text:p>217738106</text:p>
          </table:table-cell>
          <table:table-cell office:value-type="float" office:value="462411073" calcext:value-type="float">
            <text:p>462411073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317896907" calcext:value-type="float">
            <text:p>317896907</text:p>
          </table:table-cell>
          <table:table-cell table:formula="of:=[.B12]" office:value-type="float" office:value="383413398" calcext:value-type="float">
            <text:p>383413398</text:p>
          </table:table-cell>
          <table:table-cell office:value-type="float" office:value="10" calcext:value-type="float">
            <text:p>10</text:p>
          </table:table-cell>
          <table:table-cell office:value-type="float" office:value="238408162" calcext:value-type="float">
            <text:p>238408162</text:p>
          </table:table-cell>
          <table:table-cell office:value-type="float" office:value="450923242" calcext:value-type="float">
            <text:p>450923242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383413398" calcext:value-type="float">
            <text:p>383413398</text:p>
          </table:table-cell>
          <table:table-cell table:formula="of:=[.B13]" office:value-type="float" office:value="328753318" calcext:value-type="float">
            <text:p>328753318</text:p>
          </table:table-cell>
          <table:table-cell office:value-type="float" office:value="11" calcext:value-type="float">
            <text:p>11</text:p>
          </table:table-cell>
          <table:table-cell office:value-type="float" office:value="255129634" calcext:value-type="float">
            <text:p>255129634</text:p>
          </table:table-cell>
          <table:table-cell office:value-type="float" office:value="436926362" calcext:value-type="float">
            <text:p>436926362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328753318" calcext:value-type="float">
            <text:p>328753318</text:p>
          </table:table-cell>
          <table:table-cell table:formula="of:=[.B14]" office:value-type="float" office:value="364205267" calcext:value-type="float">
            <text:p>364205267</text:p>
          </table:table-cell>
          <table:table-cell office:value-type="float" office:value="12" calcext:value-type="float">
            <text:p>12</text:p>
          </table:table-cell>
          <table:table-cell office:value-type="float" office:value="275039506" calcext:value-type="float">
            <text:p>275039506</text:p>
          </table:table-cell>
          <table:table-cell office:value-type="float" office:value="420609607" calcext:value-type="float">
            <text:p>420609607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364205267" calcext:value-type="float">
            <text:p>364205267</text:p>
          </table:table-cell>
          <table:table-cell table:formula="of:=[.B15]" office:value-type="float" office:value="2489750" calcext:value-type="float">
            <text:p>2489750</text:p>
          </table:table-cell>
          <table:table-cell office:value-type="float" office:value="13" calcext:value-type="float">
            <text:p>13</text:p>
          </table:table-cell>
          <table:table-cell office:value-type="float" office:value="297823911" calcext:value-type="float">
            <text:p>297823911</text:p>
          </table:table-cell>
          <table:table-cell office:value-type="float" office:value="402516014" calcext:value-type="float">
            <text:p>402516014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489750" calcext:value-type="float">
            <text:p>2489750</text:p>
          </table:table-cell>
          <table:table-cell table:formula="of:=[.B16]" office:value-type="float" office:value="497575941" calcext:value-type="float">
            <text:p>497575941</text:p>
          </table:table-cell>
          <table:table-cell office:value-type="float" office:value="14" calcext:value-type="float">
            <text:p>14</text:p>
          </table:table-cell>
          <table:table-cell office:value-type="float" office:value="317896907" calcext:value-type="float">
            <text:p>317896907</text:p>
          </table:table-cell>
          <table:table-cell office:value-type="float" office:value="383413398" calcext:value-type="float">
            <text:p>383413398</text:p>
          </table:table-cell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7575941" calcext:value-type="float">
            <text:p>497575941</text:p>
          </table:table-cell>
          <table:table-cell table:formula="of:=[.B17]" office:value-type="float" office:value="7522698" calcext:value-type="float">
            <text:p>7522698</text:p>
          </table:table-cell>
          <table:table-cell office:value-type="float" office:value="15" calcext:value-type="float">
            <text:p>15</text:p>
          </table:table-cell>
          <table:table-cell office:value-type="float" office:value="328753318" calcext:value-type="float">
            <text:p>328753318</text:p>
          </table:table-cell>
          <table:table-cell office:value-type="float" office:value="364205267" calcext:value-type="float">
            <text:p>364205267</text:p>
          </table:table-cell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7522698" calcext:value-type="float">
            <text:p>7522698</text:p>
          </table:table-cell>
          <table:table-cell table:formula="of:=[.B18]" office:value-type="float" office:value="495290769" calcext:value-type="float">
            <text:p>49529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5290769" calcext:value-type="float">
            <text:p>495290769</text:p>
          </table:table-cell>
          <table:table-cell table:formula="of:=[.B19]" office:value-type="float" office:value="19114983" calcext:value-type="float">
            <text:p>19114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9114983" calcext:value-type="float">
            <text:p>19114983</text:p>
          </table:table-cell>
          <table:table-cell table:formula="of:=[.B20]" office:value-type="float" office:value="492264882" calcext:value-type="float">
            <text:p>492264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92264882" calcext:value-type="float">
            <text:p>492264882</text:p>
          </table:table-cell>
          <table:table-cell table:formula="of:=[.B21]" office:value-type="float" office:value="42081579" calcext:value-type="float">
            <text:p>4208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42081579" calcext:value-type="float">
            <text:p>42081579</text:p>
          </table:table-cell>
          <table:table-cell table:formula="of:=[.B22]" office:value-type="float" office:value="488585956" calcext:value-type="float">
            <text:p>488585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88585956" calcext:value-type="float">
            <text:p>488585956</text:p>
          </table:table-cell>
          <table:table-cell table:formula="of:=[.B23]" office:value-type="float" office:value="87882386" calcext:value-type="float">
            <text:p>87882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87882386" calcext:value-type="float">
            <text:p>87882386</text:p>
          </table:table-cell>
          <table:table-cell table:formula="of:=[.B24]" office:value-type="float" office:value="484142229" calcext:value-type="float">
            <text:p>484142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84142229" calcext:value-type="float">
            <text:p>484142229</text:p>
          </table:table-cell>
          <table:table-cell table:formula="of:=[.B25]" office:value-type="float" office:value="133466477" calcext:value-type="float">
            <text:p>133466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33466477" calcext:value-type="float">
            <text:p>133466477</text:p>
          </table:table-cell>
          <table:table-cell table:formula="of:=[.B26]" office:value-type="float" office:value="478604886" calcext:value-type="float">
            <text:p>478604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78604886" calcext:value-type="float">
            <text:p>478604886</text:p>
          </table:table-cell>
          <table:table-cell table:formula="of:=[.B27]" office:value-type="float" office:value="183759453" calcext:value-type="float">
            <text:p>183759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183759453" calcext:value-type="float">
            <text:p>183759453</text:p>
          </table:table-cell>
          <table:table-cell table:formula="of:=[.B28]" office:value-type="float" office:value="471515923" calcext:value-type="float">
            <text:p>471515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71515923" calcext:value-type="float">
            <text:p>471515923</text:p>
          </table:table-cell>
          <table:table-cell table:formula="of:=[.B29]" office:value-type="float" office:value="217738106" calcext:value-type="float">
            <text:p>217738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Num:</text:p>
          </table:table-cell>
          <table:table-cell office:value-type="float" office:value="217738106" calcext:value-type="float">
            <text:p>217738106</text:p>
          </table:table-cell>
          <table:table-cell table:formula="of:=[.B30]" office:value-type="float" office:value="462411073" calcext:value-type="float">
            <text:p>462411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Num:</text:p>
          </table:table-cell>
          <table:table-cell office:value-type="float" office:value="462411073" calcext:value-type="float">
            <text:p>462411073</text:p>
          </table:table-cell>
          <table:table-cell table:formula="of:=[.B31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1:Sheet1.E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4:05:10.475531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48:59.150970348</meta:creation-date>
    <dc:date>2014-06-30T14:05:45.641354184</dc:date>
    <meta:editing-duration>PT35S</meta:editing-duration>
    <meta:editing-cycles>3</meta:editing-cycles>
    <meta:generator>LibreOffice/4.2.4.2$Linux_X86_64 LibreOffice_project/420m0$Build-2</meta:generator>
    <meta:document-statistic meta:table-count="1" meta:cell-count="137" meta:object-count="0"/>
  </office:meta>
</office:document-meta>
</file>